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2425c4" style:font-size-asian="16pt" style:font-size-complex="16pt"/>
    </style:style>
    <style:style style:name="P3" style:family="paragraph" style:parent-style-name="Standard">
      <style:text-properties fo:font-size="16pt" officeooo:paragraph-rsid="0028a565" style:font-size-asian="16pt" style:font-size-complex="16pt"/>
    </style:style>
    <style:style style:name="P4" style:family="paragraph" style:parent-style-name="Standard">
      <style:text-properties fo:font-size="16pt" fo:background-color="#81d41a" style:font-size-asian="16pt" style:font-size-complex="16pt"/>
    </style:style>
    <style:style style:name="P5" style:family="paragraph" style:parent-style-name="Standard">
      <style:text-properties fo:font-size="16pt" officeooo:paragraph-rsid="0028a565" fo:background-color="#81d41a" style:font-size-asian="16pt" style:font-size-complex="16pt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83800"/>
    </style:style>
    <style:style style:name="T3" style:family="text">
      <style:text-properties officeooo:rsid="001955f8"/>
    </style:style>
    <style:style style:name="T4" style:family="text">
      <style:text-properties officeooo:rsid="001dd961"/>
    </style:style>
    <style:style style:name="T5" style:family="text">
      <style:text-properties officeooo:rsid="001e1b36"/>
    </style:style>
    <style:style style:name="T6" style:family="text">
      <style:text-properties officeooo:rsid="001ebb64"/>
    </style:style>
    <style:style style:name="T7" style:family="text">
      <style:text-properties officeooo:rsid="001f1306"/>
    </style:style>
    <style:style style:name="T8" style:family="text">
      <style:text-properties officeooo:rsid="0020f319"/>
    </style:style>
    <style:style style:name="T9" style:family="text">
      <style:text-properties officeooo:rsid="0021b699"/>
    </style:style>
    <style:style style:name="T10" style:family="text">
      <style:text-properties officeooo:rsid="002231a5"/>
    </style:style>
    <style:style style:name="T11" style:family="text">
      <style:text-properties officeooo:rsid="002425c4"/>
    </style:style>
    <style:style style:name="T12" style:family="text">
      <style:text-properties officeooo:rsid="00262046"/>
    </style:style>
    <style:style style:name="T13" style:family="text">
      <style:text-properties officeooo:rsid="0027c074"/>
    </style:style>
    <style:style style:name="T14" style:family="text">
      <style:text-properties officeooo:rsid="002a39ee"/>
    </style:style>
    <style:style style:name="T15" style:family="text">
      <style:text-properties officeooo:rsid="002ccf45"/>
    </style:style>
    <style:style style:name="T16" style:family="text">
      <style:text-properties officeooo:rsid="002fad88"/>
    </style:style>
    <style:style style:name="T17" style:family="text">
      <style:text-properties officeooo:rsid="0031fe8e"/>
    </style:style>
    <style:style style:name="T18" style:family="text">
      <style:text-properties officeooo:rsid="0033477f"/>
    </style:style>
    <style:style style:name="T19" style:family="text">
      <style:text-properties officeooo:rsid="0037bdd0"/>
    </style:style>
    <style:style style:name="T20" style:family="text">
      <style:text-properties officeooo:rsid="0037d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<text:span text:style-name="T2">1) </text:span>IETF is an acronym for ________________. *</text:p>
      <text:p text:style-name="P1">A. Internet Engineering Test Force</text:p>
      <text:p text:style-name="P4">B. Internet Engineering Task Force</text:p>
      <text:p text:style-name="P1">C. Intelligent Engineering Task Force</text:p>
      <text:p text:style-name="P1">D. International Engineering Task Force</text:p>
      <text:p text:style-name="P1"/>
      <text:p text:style-name="P1"><text:s/></text:p>
      <text:p text:style-name="P1"><text:span text:style-name="T2">2) </text:span>What are the things that have created perfect storm for building rapid IoT Solutions? *</text:p>
      <text:p text:style-name="P1">A. Broadband Internet is become more widely available.</text:p>
      <text:p text:style-name="P1">B. More devices are being created with Wi-Fi capabilities sensors built into them.</text:p>
      <text:p text:style-name="P1">C. Technology costs are going down.</text:p>
      <text:p text:style-name="P4">D. All of the above.</text:p>
      <text:p text:style-name="P1"/>
      <text:p text:style-name="P1"><text:s/></text:p>
      <text:p text:style-name="P1"><text:span text:style-name="T2">3) </text:span>According to IoT-A which one is true? *</text:p>
      <text:p text:style-name="P1">A. Concrete Architecture is Architectural reference model.</text:p>
      <text:p text:style-name="P1">B. Best practice from Concrete Architecture is Architectural reference model.</text:p>
      <text:p text:style-name="P1"><text:span text:style-name="T1">C. Best practice from Architectural reference model is Concrete Architecture.</text:span></text:p>
      <text:p text:style-name="P1">D. There are so many IoT verticals hence architecture reference model doesn’t require for IoT system design.</text:p>
      <text:p text:style-name="P1"/>
      <text:p text:style-name="P1"><text:s/></text:p>
      <text:p text:style-name="P1"><text:span text:style-name="T3">4) </text:span>Who Invented the term IoT? *</text:p>
      <text:p text:style-name="P1"><text:span text:style-name="T1">A. Kevin Ashton</text:span></text:p>
      <text:p text:style-name="P1">B. Mark Weise</text:p>
      <text:p text:style-name="P1">C. Marissa Mayer</text:p>
      <text:p text:style-name="P1">D. Jerry Yang</text:p>
      <text:p text:style-name="P1"/>
      <text:p text:style-name="P1"><text:s/></text:p>
      <text:p text:style-name="P1"><text:span text:style-name="T4">5) </text:span>Hydraulic actuator uses _______________ to generate motion. *</text:p>
      <text:p text:style-name="P1">A. External power source</text:p>
      <text:p text:style-name="P4">B. Liquid</text:p>
      <text:p text:style-name="P1">C. Heat Source</text:p>
      <text:p text:style-name="P1">D. Compressed Air</text:p>
      <text:p text:style-name="P1"><text:soft-page-break/></text:p>
      <text:p text:style-name="P1"><text:s/></text:p>
      <text:p text:style-name="P1"><text:span text:style-name="T5">6) </text:span>Which of the following is not a key characteristic for IoT stacks? *</text:p>
      <text:p text:style-name="P1">A. Loosely coupled.</text:p>
      <text:p text:style-name="P1">B. Modular.</text:p>
      <text:p text:style-name="P1">C. Tightly coupled.</text:p>
      <text:p text:style-name="P1"><text:span text:style-name="T1">D. Platform Dependen</text:span>t</text:p>
      <text:p text:style-name="P1"/>
      <text:p text:style-name="P1"><text:s/></text:p>
      <text:p text:style-name="P1"><text:span text:style-name="T6">7) </text:span>Which of the following protocol runs at router that allocates dynamic IP addresses to Wi-Fi enabled station devices? *</text:p>
      <text:p text:style-name="P1"><text:span text:style-name="T1">A: DHCP</text:span></text:p>
      <text:p text:style-name="P1">B: DNS</text:p>
      <text:p text:style-name="P1">C: ICMP</text:p>
      <text:p text:style-name="P1">D: NAT</text:p>
      <text:p text:style-name="P1"/>
      <text:p text:style-name="P1"><text:s/></text:p>
      <text:p text:style-name="P1"><text:span text:style-name="T7">8) </text:span>Which of the following software is used “mostly” in constrained IoT devices? *</text:p>
      <text:p text:style-name="P1">A. Embedded Operating System (EOS)</text:p>
      <text:p text:style-name="P1">B. Real Time Operating System (RTOS)</text:p>
      <text:p text:style-name="P4">C. Firmware</text:p>
      <text:p text:style-name="P1">D. General Purpose Operating System (GPOS)</text:p>
      <text:p text:style-name="P1"/>
      <text:p text:style-name="P1"><text:s/></text:p>
      <text:p text:style-name="P1"><text:span text:style-name="T8">9) </text:span>Which type of cloud service will be best suited for IoT application development? *</text:p>
      <text:p text:style-name="P1">A. Software As a Service (SAAS)</text:p>
      <text:p text:style-name="P1"><text:span text:style-name="T1">B. Platform as a Services (PAAS)</text:span></text:p>
      <text:p text:style-name="P1">C. Infrastructure as a Service (IAAS)</text:p>
      <text:p text:style-name="P1"/>
      <text:p text:style-name="P1"><text:span text:style-name="T9">10) </text:span>Which of the following sensing unit can be used for real time Location system (RTLS)? *</text:p>
      <text:p text:style-name="P4">A. RFID</text:p>
      <text:p text:style-name="P1">B. NFC</text:p>
      <text:p text:style-name="P1">C. DHT22</text:p>
      <text:p text:style-name="P1">D. DS18B20</text:p>
      <text:p text:style-name="P1">D. Network as a Services (NAAS)</text:p>
      <text:p text:style-name="P1"/>
      <text:p text:style-name="P1"><text:soft-page-break/><text:span text:style-name="T10">11) </text:span>Which of the following Linux utility is used to check the presence of a device over a network? *</text:p>
      <text:p text:style-name="P1"><text:span text:style-name="T1">A. ping</text:span></text:p>
      <text:p text:style-name="P1">B. ifconfig</text:p>
      <text:p text:style-name="P1">C. netstat</text:p>
      <text:p text:style-name="P2">D. setfacl</text:p>
      <text:p text:style-name="P2"/>
      <text:p text:style-name="P2"><text:span text:style-name="T11">12) </text:span>Which of the following standard provides technical documentation for MQTT protocol? *</text:p>
      <text:p text:style-name="P1">A. SIG</text:p>
      <text:p text:style-name="P4">B. OASIS</text:p>
      <text:p text:style-name="P1">C. IEEE</text:p>
      <text:p text:style-name="P1">D. IETF</text:p>
      <text:p text:style-name="P1"/>
      <text:p text:style-name="P1"><text:s/></text:p>
      <text:p text:style-name="P1"><text:span text:style-name="T12">13)</text:span>Which of the following is IEEE standard for Wi-Fi communication? *</text:p>
      <text:p text:style-name="P1">A. IEEE 802.3</text:p>
      <text:p text:style-name="P1">B. IEEE 802.15</text:p>
      <text:p text:style-name="P4">C. IEEE 802.11</text:p>
      <text:p text:style-name="P1">D. IEEE 802.16</text:p>
      <text:p text:style-name="P1"/>
      <text:p text:style-name="P1"><text:s/></text:p>
      <text:p text:style-name="P1"><text:span text:style-name="T13">14) </text:span>Which of the following device is categorized as Single Board Computer? *</text:p>
      <text:p text:style-name="P1">A. ESP32</text:p>
      <text:p text:style-name="P3">B. NodeMCU – ESP8266</text:p>
      <text:p text:style-name="P5">C. Raspberry PI - 4</text:p>
      <text:p text:style-name="P1">D. Intel i5 based device running General Purpose Operating System</text:p>
      <text:p text:style-name="P1"/>
      <text:p text:style-name="P1"><text:s/></text:p>
      <text:p text:style-name="P1"><text:span text:style-name="T14">15) </text:span>Which of the following Linux utility is used to check the presence of a device over a network? *</text:p>
      <text:p text:style-name="P1"><text:span text:style-name="T1">A. ping</text:span></text:p>
      <text:p text:style-name="P1">B. ifconfig</text:p>
      <text:p text:style-name="P1">C. netstat</text:p>
      <text:p text:style-name="P1">D. setfacl</text:p>
      <text:p text:style-name="P1"/>
      <text:p text:style-name="P1"><text:s/></text:p>
      <text:p text:style-name="P1"/>
      <text:p text:style-name="P1"><text:soft-page-break/><text:span text:style-name="T15">16)</text:span>Which of the following is Long Range Communication technology? *</text:p>
      <text:p text:style-name="P1">A. ZigBee</text:p>
      <text:p text:style-name="P1">B. Wi-Fi</text:p>
      <text:p text:style-name="P1"><text:span text:style-name="T1">C. NBIoT</text:span></text:p>
      <text:p text:style-name="P1">D. BTLE</text:p>
      <text:p text:style-name="P1"/>
      <text:p text:style-name="P1"><text:s/></text:p>
      <text:p text:style-name="P1"><text:span text:style-name="T16">17) </text:span>Which of the following protocol is used to map MAC address to IP Address? *</text:p>
      <text:p text:style-name="P1">A. NAT</text:p>
      <text:p text:style-name="P1">B. DHCP</text:p>
      <text:p text:style-name="P4">C. ARP</text:p>
      <text:p text:style-name="P1">D. ICMP</text:p>
      <text:p text:style-name="P1"/>
      <text:p text:style-name="P1"><text:s/></text:p>
      <text:p text:style-name="P1"><text:span text:style-name="T17">18) </text:span>Which of the following is popular low power wireless technology that is used in smart bands and medical devices? *</text:p>
      <text:p text:style-name="P1">A. ZigBee</text:p>
      <text:p text:style-name="P1">B. Wi-Fi</text:p>
      <text:p text:style-name="P1">C. RFID</text:p>
      <text:p text:style-name="P1"><text:span text:style-name="T1">D. BLE/BTLE</text:span></text:p>
      <text:p text:style-name="P1"/>
      <text:p text:style-name="P1"><text:s/></text:p>
      <text:p text:style-name="P1"><text:span text:style-name="T18">19) </text:span>Which of the following is best suited power source for enabling power harvesting solutions in IoT devices? *</text:p>
      <text:p text:style-name="P1">A. Lithium IoT batteries</text:p>
      <text:p text:style-name="P1">B. AC Power Supply</text:p>
      <text:p text:style-name="P1">C. DC Power Supply</text:p>
      <text:p text:style-name="P4">D. Solar panel enabled batteries</text:p>
      <text:p text:style-name="P4"/>
      <text:p text:style-name="P1"><text:s/></text:p>
      <text:p text:style-name="P1"><text:span text:style-name="T19">20) </text:span>Which of the following device is layer-3 IoT devices? *</text:p>
      <text:p text:style-name="P1">A. Wi-Fi Enabled IoT Devices</text:p>
      <text:p text:style-name="P1"><text:span text:style-name="T1">B. BTLE Enabled IoT Device</text:span></text:p>
      <text:p text:style-name="P1">C. NBIoT Enabled IoT Device</text:p>
      <text:p text:style-name="P1">D. 4G Enabled IoT Device</text:p>
      <text:p text:style-name="P1"/>
      <text:p text:style-name="P1"><text:s/></text:p>
      <text:p text:style-name="P1"><text:soft-page-break/><text:span text:style-name="T20">21) </text:span>Which of the following open API standard helps to create REST API documentation? *</text:p>
      <text:p text:style-name="P1">A. XML</text:p>
      <text:p text:style-name="P1">B. SoAP</text:p>
      <text:p text:style-name="P1">C. Oauth</text:p>
      <text:p text:style-name="P1"><text:span text:style-name="T1">D. Swagg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41:24.367971347</meta:creation-date>
    <dc:date>2022-04-04T21:48:39.735718476</dc:date>
    <meta:editing-duration>PT6M58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5" meta:paragraph-count="123" meta:word-count="613" meta:character-count="3443" meta:non-whitespace-character-count="2916"/>
  </office:meta>
</office:document-meta>
</file>